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WebApplicationContext.loadBeanDefinitions( DefaultListableBeanFactory defaultListableBea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valonWebApplicationContext.setConfigLocations( String [ ] locationStr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